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TlwgMono" svg:font-family="Tlwg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2539" officeooo:paragraph-rsid="00082539"/>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4pt" officeooo:rsid="000af9a6" officeooo:paragraph-rsid="00082539" style:font-size-asian="12.25pt" style:font-size-complex="14pt"/>
    </style:style>
    <style:style style:name="P4" style:family="paragraph" style:parent-style-name="Standard">
      <style:text-properties fo:font-size="14pt" fo:font-weight="bold" officeooo:rsid="000af9a6" officeooo:paragraph-rsid="000af9a6" style:font-size-asian="12.25pt" style:font-weight-asian="bold" style:font-size-complex="14pt" style:font-weight-complex="bold"/>
    </style:style>
    <style:style style:name="P5" style:family="paragraph" style:parent-style-name="Standard">
      <style:text-properties fo:font-size="13pt" fo:font-style="italic" officeooo:rsid="00082539" officeooo:paragraph-rsid="00082539" style:font-size-asian="13pt" style:font-style-asian="italic" style:font-size-complex="13pt" style:font-style-complex="italic"/>
    </style:style>
    <style:style style:name="P6" style:family="paragraph" style:parent-style-name="Standard">
      <style:text-properties fo:font-size="13pt" fo:font-style="italic" officeooo:rsid="003148ed" officeooo:paragraph-rsid="003148ed" style:font-size-asian="13pt" style:font-style-asian="italic" style:font-size-complex="13pt" style:font-style-complex="italic"/>
    </style:style>
    <style:style style:name="P7" style:family="paragraph" style:parent-style-name="Standard">
      <style:text-properties fo:font-variant="normal" fo:text-transform="none" fo:color="#000000" style:font-name="Liberation Serif" fo:font-size="12pt" fo:letter-spacing="normal" fo:font-style="italic" fo:font-weight="normal" officeooo:rsid="000af9a6" officeooo:paragraph-rsid="000af9a6" style:font-size-asian="12pt" style:font-style-asian="italic" style:font-size-complex="12pt" style:font-style-complex="italic"/>
    </style:style>
    <style:style style:name="P8" style:family="paragraph" style:parent-style-name="Text_20_body">
      <style:text-properties fo:font-size="12pt" officeooo:rsid="00107ebf" officeooo:paragraph-rsid="001109db" style:font-size-asian="10.5pt" style:font-size-complex="12pt"/>
    </style:style>
    <style:style style:name="P9" style:family="paragraph" style:parent-style-name="Text_20_body">
      <style:text-properties fo:font-size="14pt" fo:font-weight="bold" officeooo:rsid="001a9293" officeooo:paragraph-rsid="001a9293" style:font-size-asian="12.25pt" style:font-weight-asian="bold" style:font-size-complex="14pt" style:font-weight-complex="bold"/>
    </style:style>
    <style:style style:name="P10" style:family="paragraph" style:parent-style-name="Text_20_body">
      <style:text-properties fo:font-size="14pt" fo:font-weight="bold" officeooo:rsid="001a9293" officeooo:paragraph-rsid="0033cb01" style:font-size-asian="12.25pt" style:font-weight-asian="bold" style:font-size-complex="14pt" style:font-weight-complex="bold"/>
    </style:style>
    <style:style style:name="P11" style:family="paragraph" style:parent-style-name="Text_20_body">
      <style:text-properties fo:font-size="14pt" fo:font-weight="bold" officeooo:rsid="0033cb01" officeooo:paragraph-rsid="0033cb01" style:font-size-asian="12.25pt" style:font-weight-asian="bold" style:font-size-complex="14pt" style:font-weight-complex="bold"/>
    </style:style>
    <style:style style:name="P12" style:family="paragraph" style:parent-style-name="Text_20_body">
      <style:text-properties fo:font-weight="bold" officeooo:rsid="000dea54" officeooo:paragraph-rsid="000dea54" style:font-weight-asian="bold" style:font-weight-complex="bold"/>
    </style:style>
    <style:style style:name="P13" style:family="paragraph" style:parent-style-name="Text_20_body">
      <style:text-properties fo:font-size="13pt" fo:font-weight="bold" officeooo:rsid="0031ffd8" officeooo:paragraph-rsid="0031ffd8" style:font-size-asian="13pt" style:font-weight-asian="bold" style:font-size-complex="13pt" style:font-weight-complex="bold"/>
    </style:style>
    <style:style style:name="P14" style:family="paragraph" style:parent-style-name="Text_20_body">
      <style:text-properties fo:font-size="13pt" fo:font-weight="bold" officeooo:rsid="0033cb01" officeooo:paragraph-rsid="0033cb01" style:font-size-asian="13pt" style:font-weight-asian="bold" style:font-size-complex="13pt" style:font-weight-complex="bold"/>
    </style:style>
    <style:style style:name="P15" style:family="paragraph" style:parent-style-name="Text_20_body" style:list-style-name="L1">
      <style:text-properties fo:font-size="12pt" officeooo:rsid="001e81ee" officeooo:paragraph-rsid="001e81ee" style:font-size-asian="10.5pt" style:font-size-complex="12pt"/>
    </style:style>
    <style:style style:name="P16" style:family="paragraph" style:parent-style-name="Text_20_body" style:list-style-name="L1">
      <style:text-properties fo:font-size="12pt" officeooo:rsid="0020c76a" officeooo:paragraph-rsid="0020c76a" style:font-size-asian="10.5pt" style:font-size-complex="12pt"/>
    </style:style>
    <style:style style:name="P17" style:family="paragraph" style:parent-style-name="Text_20_body" style:list-style-name="L1">
      <style:text-properties fo:font-size="12pt" officeooo:rsid="002233ce" officeooo:paragraph-rsid="002233ce" style:font-size-asian="10.5pt" style:font-size-complex="12pt"/>
    </style:style>
    <style:style style:name="P18" style:family="paragraph" style:parent-style-name="Text_20_body" style:list-style-name="L3">
      <style:text-properties fo:font-size="12pt" officeooo:rsid="0028e751" officeooo:paragraph-rsid="0028e751" style:font-size-asian="10.5pt" style:font-size-complex="12pt"/>
    </style:style>
    <style:style style:name="P19" style:family="paragraph" style:parent-style-name="Text_20_body">
      <style:text-properties fo:font-size="12pt" officeooo:rsid="00355913" officeooo:paragraph-rsid="00355913" style:font-size-asian="10.5pt" style:font-size-complex="12pt"/>
    </style:style>
    <style:style style:name="P20" style:family="paragraph" style:parent-style-name="Text_20_body">
      <style:text-properties fo:font-size="12pt" officeooo:rsid="0022e15b" officeooo:paragraph-rsid="0031ffd8" style:font-size-asian="10.5pt" style:font-size-complex="12pt"/>
    </style:style>
    <style:style style:name="P21" style:family="paragraph" style:parent-style-name="Text_20_body">
      <style:text-properties fo:font-size="12pt" fo:font-weight="normal" officeooo:rsid="003929e0" officeooo:paragraph-rsid="003929e0" style:font-size-asian="12pt" style:font-weight-asian="normal" style:font-size-complex="12pt" style:font-weight-complex="normal"/>
    </style:style>
    <style:style style:name="P22" style:family="paragraph" style:parent-style-name="Text_20_body" style:list-style-name="L6">
      <style:text-properties fo:font-size="12pt" fo:font-weight="normal" officeooo:rsid="003929e0" officeooo:paragraph-rsid="003929e0" style:font-size-asian="12pt" style:font-weight-asian="normal" style:font-size-complex="12pt" style:font-weight-complex="normal"/>
    </style:style>
    <style:style style:name="P23" style:family="paragraph" style:parent-style-name="Text_20_body" style:list-style-name="L6">
      <style:text-properties fo:font-size="12pt" fo:font-weight="normal" officeooo:rsid="0039ff31" officeooo:paragraph-rsid="0039ff31" style:font-size-asian="12pt" style:font-weight-asian="normal" style:font-size-complex="12pt" style:font-weight-complex="normal"/>
    </style:style>
    <style:style style:name="P24" style:family="paragraph" style:parent-style-name="Text_20_body" style:list-style-name="L6">
      <style:text-properties fo:font-size="12pt" fo:font-weight="normal" officeooo:rsid="003a7e05" officeooo:paragraph-rsid="003a7e05" style:font-size-asian="12pt" style:font-weight-asian="normal" style:font-size-complex="12pt" style:font-weight-complex="normal"/>
    </style:style>
    <style:style style:name="P25" style:family="paragraph" style:parent-style-name="Text_20_body">
      <style:text-properties fo:font-size="12pt" fo:font-weight="normal" officeooo:rsid="003c36ea" officeooo:paragraph-rsid="003c36ea" style:font-size-asian="12pt" style:font-weight-asian="normal" style:font-size-complex="12pt" style:font-weight-complex="normal"/>
    </style:style>
    <style:style style:name="P26" style:family="paragraph" style:parent-style-name="Text_20_body">
      <style:text-properties fo:font-size="12pt" fo:font-weight="normal" officeooo:rsid="003b5aac" officeooo:paragraph-rsid="003b5aac" style:font-size-asian="10.5pt" style:font-weight-asian="normal" style:font-size-complex="12pt" style:font-weight-complex="normal"/>
    </style:style>
    <style:style style:name="P27" style:family="paragraph" style:parent-style-name="Text_20_body" style:list-style-name="L2">
      <style:text-properties officeooo:paragraph-rsid="001d9037"/>
    </style:style>
    <style:style style:name="P28" style:family="paragraph" style:parent-style-name="Text_20_body" style:list-style-name="L2">
      <style:text-properties officeooo:rsid="001d9037" officeooo:paragraph-rsid="001d9037"/>
    </style:style>
    <style:style style:name="P29" style:family="paragraph" style:parent-style-name="Text_20_body" style:list-style-name="L4">
      <style:text-properties fo:font-variant="normal" fo:text-transform="none" fo:color="#24292e" style:font-name="apple-system" fo:font-size="12pt" fo:letter-spacing="normal" fo:font-style="normal" fo:font-weight="normal" officeooo:rsid="00355913" officeooo:paragraph-rsid="00355913" style:font-size-asian="12pt" style:font-size-complex="12pt"/>
    </style:style>
    <style:style style:name="P30" style:family="paragraph" style:parent-style-name="Text_20_body">
      <style:text-properties fo:font-variant="normal" fo:text-transform="none" fo:color="#24292e" style:font-name="apple-system" fo:font-size="12pt" fo:letter-spacing="normal" fo:font-style="normal" fo:font-weight="normal" officeooo:rsid="003c36ea" officeooo:paragraph-rsid="003c36ea" style:font-size-asian="12pt" style:font-size-complex="12pt"/>
    </style:style>
    <style:style style:name="P31" style:family="paragraph" style:parent-style-name="Text_20_body">
      <style:text-properties fo:font-size="14pt" fo:font-weight="bold" officeooo:rsid="0033cb01" officeooo:paragraph-rsid="0033cb01" style:font-size-asian="12.25pt" style:font-weight-asian="bold" style:font-size-complex="14pt" style:font-weight-complex="bold"/>
    </style:style>
    <style:style style:name="P32" style:family="paragraph" style:parent-style-name="Text_20_body">
      <style:text-properties fo:font-size="14pt" fo:font-weight="bold" officeooo:rsid="003de6e1" officeooo:paragraph-rsid="003de6e1" style:font-size-asian="14pt" style:font-weight-asian="bold" style:font-size-complex="14pt" style:font-weight-complex="bold"/>
    </style:style>
    <style:style style:name="T1" style:family="text">
      <style:text-properties fo:font-size="14pt" style:font-size-asian="12.25pt" style:font-size-complex="14pt"/>
    </style:style>
    <style:style style:name="T2" style:family="text">
      <style:text-properties fo:font-size="14pt" officeooo:rsid="000af9a6" style:font-size-asian="12.25pt" style:font-size-complex="14pt"/>
    </style:style>
    <style:style style:name="T3" style:family="text">
      <style:text-properties fo:font-size="14pt" officeooo:rsid="00255534" style:font-size-asian="12.25pt" style:font-size-complex="14pt"/>
    </style:style>
    <style:style style:name="T4" style:family="text">
      <style:text-properties fo:font-size="14pt" officeooo:rsid="003148ed" style:font-size-asian="12.25pt" style:font-size-complex="14pt"/>
    </style:style>
    <style:style style:name="T5" style:family="text">
      <style:text-properties officeooo:rsid="001109db"/>
    </style:style>
    <style:style style:name="T6" style:family="text">
      <style:text-properties fo:font-size="12pt" style:font-size-asian="10.5pt" style:font-size-complex="12pt"/>
    </style:style>
    <style:style style:name="T7" style:family="text">
      <style:text-properties fo:font-size="12pt" officeooo:rsid="001d9037" style:font-size-asian="10.5pt" style:font-size-complex="12pt"/>
    </style:style>
    <style:style style:name="T8" style:family="text">
      <style:text-properties fo:font-size="12pt" officeooo:rsid="001e81ee" style:font-size-asian="10.5pt" style:font-size-complex="12pt"/>
    </style:style>
    <style:style style:name="T9" style:family="text">
      <style:text-properties officeooo:rsid="003148ed"/>
    </style:style>
    <style:style style:name="T10" style:family="text">
      <style:text-properties officeooo:rsid="0031ffd8"/>
    </style:style>
    <style:style style:name="T11" style:family="text">
      <style:text-properties officeooo:rsid="0033cb01"/>
    </style:style>
    <style:style style:name="T12" style:family="text">
      <style:text-properties officeooo:rsid="00372015"/>
    </style:style>
    <style:style style:name="T13" style:family="text">
      <style:text-properties style:font-name="TlwgMono"/>
    </style:style>
    <style:style style:name="T14" style:family="text">
      <style:text-properties style:font-name="TlwgMono" officeooo:rsid="00389d80"/>
    </style:style>
    <style:style style:name="T15" style:family="text">
      <style:text-properties style:font-name="Liberation Serif"/>
    </style:style>
    <style:style style:name="T16" style:family="text">
      <style:text-properties style:font-name="Liberation Serif" officeooo:rsid="00389d80"/>
    </style:style>
    <style:style style:name="T17" style:family="text">
      <style:text-properties style:font-name="Liberation Serif" officeooo:rsid="003de6e1"/>
    </style:style>
    <style:style style:name="T18" style:family="text">
      <style:text-properties officeooo:rsid="003a7e05"/>
    </style:style>
    <style:style style:name="T19" style:family="text">
      <style:text-properties officeooo:rsid="003b5aac"/>
    </style:style>
    <style:style style:name="T20" style:family="text">
      <style:text-properties officeooo:rsid="003c36ea"/>
    </style:style>
    <style:style style:name="T21" style:family="text">
      <style:text-properties officeooo:rsid="003de6e1"/>
    </style:style>
    <style:style style:name="T22" style:family="text">
      <style:text-properties officeooo:rsid="003f3ef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ZPO 2016/2017 – Projekt č. 10</text:p>
      <text:p text:style-name="P2">Efektívna implementácia mediánu</text:p>
      <text:p text:style-name="P2"/>
      <text:p text:style-name="P5">Dominik Šimek (xsimek23)</text:p>
      <text:p text:style-name="P5">Filip Lištiak (xlisti00)</text:p>
      <text:p text:style-name="P6">26.04.2017</text:p>
      <text:p text:style-name="P1"/>
      <text:p text:style-name="P3"/>
      <text:p text:style-name="P4">1. Zadanie</text:p>
      <text:p text:style-name="P7">“Vypracujte funkci, která efektivně implementuje výpočet mediánového filtru o velikosti 3x3 pixely, případně 5x5 nebo 7x7 pixelů nad obrazem. Efektivní implementací se v tomto případě myslí taková implementace, která využije skutečnosti, že se medián počítá pro všechny pozice v obrazu a proto lze využít "klouzajícího okna", které mění pozici v každém kroku výpočtu jen například o jeden pixel vpravo. Proto pro řazení hodnot pixelů ve filtru lze provést tak, že se nejprve seřadí hodnoty ve sloupcích (okénka 3x3, 5x5 nebo 7x7) a poté se například metodou "list merge sort" seřadí hodnoty v celém okně. Pro pohybu okna o jeden pixel vpravo se mohou využít sloupce seřazené pro minulou polohu s tím, že přibude jen jeden sloupec. Implementujte v jazyce C nebo v assembleru. PZ”</text:p>
      <text:p text:style-name="P7"/>
      <text:p text:style-name="P12"><text:span text:style-name="T2">2. </text:span><text:span text:style-name="T1">Popi</text:span><text:span text:style-name="T3">s </text:span><text:span text:style-name="T4">riešenia</text:span></text:p>
      <text:p text:style-name="P8">Cieľom <text:span text:style-name="T9">bolo</text:span> je navrhnúť a implementovať funkciu (funkcie), ktorá realizuje mediánový filter. Pre tento účel <text:span text:style-name="T9">bolo</text:span> najskôr nutné implementovať výpočet mediánu z <text:span text:style-name="T9">pohyblivého</text:span> okna (veľkosti 3x3, 5x5, 7x7 pixelov) <text:span text:style-name="T5">klasickým, konvenčným spôsobom</text:span>. <text:span text:style-name="T9">To znamená naplnenie pohyblivého okna hodnotami, jeho zoradenie (štandartným algoritmom) a vrátenie mediánu. Táto implementácia bola braná ako referenčná, voči ktorej bola porovnávaná implementácia popisovaná v zadaní (na úrovni korektnosti výpočtu a dosiahnutého zrýchlenia). Implementácia ktorá je cieľom projektu pracuje na princípe “cache” stĺpcov pohyblivého okna. Jednotlivé stĺpce okna sú najskôr zoradené (efektívnym algoritmom), po ich zlúčení je vrátená hodnota mediánu. Stĺpce ktoré už boli zoradené sa nieje potrebné radiť znova, sú použité hodnoty z “cache” stĺpcov (predchádzame tým opakovanému radeniu rovnakých hodnôt).</text:span></text:p>
      <text:p text:style-name="P13">2.1 Technológie</text:p>
      <text:p text:style-name="P20">Pre implementáciu <text:span text:style-name="T10">projektu bol</text:span> použítý jazyk C/C++. C++ <text:span text:style-name="T10">je</text:span> použité preto, aby bolo možné funkciu jednoducho testovať <text:span text:style-name="T10">a porovnávať </text:span>aj za použitia knižnice OpenCV. Samotná funkcia <text:span text:style-name="T10">je</text:span> imeplementovaná v jazyku C, ale <text:span text:style-name="T10">ako vstup príjíma typ cv::Mat.</text:span></text:p>
      <text:p text:style-name="P32">3. Dal by som tu nejaku teorku o medianovom filtri</text:p>
      <text:p text:style-name="P32"/>
      <text:p text:style-name="P32"/>
      <text:p text:style-name="P32"/>
      <text:p text:style-name="P32"/>
      <text:p text:style-name="P32"/>
      <text:p text:style-name="P32"/>
      <text:p text:style-name="P9"><text:soft-page-break/><text:span text:style-name="T21">4</text:span>. <text:span text:style-name="T11">Popis obsluhy programu</text:span></text:p>
      <text:p text:style-name="P19">Program sa prekladá pomocou makefilu príkazom make. Pre úspešnú kompiláciu je potrebné mať nainštalovaný <text:span text:style-name="T12">c++11 kompiler a opencv. Príklady spustenia programu sú nasledovné:</text:span></text:p>
      <text:list xml:id="list3820344666330717792" text:style-name="L4">
        <text:list-item>
          <text:p text:style-name="P29">.<text:span text:style-name="T13">/median -i input.png </text:span><text:span text:style-name="T16">(východzia veľkosť okna</text:span><text:span text:style-name="T15">: 3x3, </text:span><text:span text:style-name="T16">východzí výstup</text:span><text:span text:style-name="T15">: output_filtered.bmp</text:span><text:span text:style-name="T16">)</text:span></text:p>
        </text:list-item>
        <text:list-item>
          <text:p text:style-name="P29"><text:span text:style-name="T13">./median -i input.png -w 5 -o output.png</text:span></text:p>
        </text:list-item>
        <text:list-item>
          <text:p text:style-name="P29"><text:span text:style-name="T13">./median -t </text:span><text:span text:style-name="T16">(spustenie unit testov, </text:span><text:span text:style-name="T17">viac v sekcii 4.1</text:span><text:span text:style-name="T16">)</text:span></text:p>
        </text:list-item>
        <text:list-item>
          <text:p text:style-name="P29"><text:span text:style-name="T14">./median -b </text:span><text:span text:style-name="T16">(spustenie benchmarku)</text:span></text:p>
        </text:list-item>
        <text:list-item>
          <text:p text:style-name="P29"><text:span text:style-name="T14">./median -h </text:span><text:span text:style-name="T16">(nápoveda)</text:span></text:p>
        </text:list-item>
      </text:list>
      <text:p text:style-name="P30"><text:span text:style-name="T16">P</text:span><text:span text:style-name="T15">repínač -w umožňuje zadať veľkosť okna mediánového filtru, ktorá ovplyvňuje jemnosť filtru.</text:span></text:p>
      <text:p text:style-name="P10"><text:span text:style-name="T21">5</text:span>. <text:span text:style-name="T11">Testovanie</text:span></text:p>
      <text:p text:style-name="P25">Najviac času a úsilia bolo venované práve testovaniu. <text:span text:style-name="T21">K tomuto účelu bol vytvorený benchmark test, ktorý porovnáva efektívnu a neefektívnu implementáciu mediánového filtru použitím rôznych testovacích dát opísaných v sekcii 5.2. Do testovania boli zahrnuté aj unit testy popísané v sekcii 5.1. </text:span></text:p>
      <text:p text:style-name="P14"><text:span text:style-name="T21">5</text:span>.1 Unit testy</text:p>
      <text:p text:style-name="P21">Pre kontrolu správnosti jednotlivých funkcií boli vytvorené unit testy. Testujú sa 3 hlavné oblasti:</text:p>
      <text:list xml:id="list8866563782432492311" text:style-name="L6">
        <text:list-item>
          <text:p text:style-name="P22">Radenie </text:p>
          <text:list>
            <text:list-item>
              <text:p text:style-name="P22"><text:span text:style-name="T18">T</text:span>estuje sa správne radenie rôzne dlhých postupností, predovšetkým tie, ktoré sa v programe využívajú najviac – 3, 5, 7. </text:p>
            </text:list-item>
          </text:list>
        </text:list-item>
        <text:list-item>
          <text:p text:style-name="P23">Merge</text:p>
          <text:list>
            <text:list-item>
              <text:p text:style-name="P23"><text:span text:style-name="T18">T</text:span>estuje sa merge zoradených postupností o dĺžke 3, 5, 7 prvkov</text:p>
            </text:list-item>
          </text:list>
        </text:list-item>
        <text:list-item>
          <text:p text:style-name="P24">Medi<text:span text:style-name="T22">á</text:span>n</text:p>
          <text:list>
            <text:list-item>
              <text:p text:style-name="P24">Testy celkového výpočtu mediánového filtru s veľkosťou okna 3, 5 alebo 7. Testy na výpočet mediánu sa vykonávajú vždy vo dvojici – jeden test prebieha na obyčajnej, neefektívnej verzii, druhý test využíva efektívnu implementáciu. <text:span text:style-name="T19">Týmto spôsobom sa jednoducho vypočíta časový rozdiel medzi efektívnou a neefektívnou implementáciou. Výsledok mediánového filtru sa následne porovnáva s mediánovým filtrom v opencv.</text:span></text:p>
            </text:list-item>
          </text:list>
        </text:list-item>
      </text:list>
      <text:p text:style-name="P14"><text:span text:style-name="T21">5</text:span>.2 Testovacie dáta</text:p>
      <text:p text:style-name="P26">Pre testovacie účely si program vytvára matice rôznych veľkostí naplnené náhodnými číslami. Matice sa generujú s veľkosťami 512x512, 1024x1024 a 2048x4096. <text:span text:style-name="T20">Program samozrejme prijíma aj obrázky so šumom zadané v príkazovej riadke. Pre najvýraznejší výsledok sa odporúčajú obrázky so šumom “salt and pepper”, ktorý dokáže mediánový filter perfektne vyhladiť. </text:span></text:p>
      <text:p text:style-name="P14"><text:soft-page-break/><text:span text:style-name="T21">6</text:span> Výsledky</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text:soft-page-break/><text:span text:style-name="T21">7</text:span>. <text:span text:style-name="T11">Literatúra</text:span></text:p>
      <text:list xml:id="list7092760257356386607" text:style-name="L1">
        <text:list-item>
          <text:p text:style-name="P15">Algoritmy radenia: <text:a xlink:type="simple" xlink:href="https://en.wikipedia.org/wiki/Sorting_algorithm" text:style-name="Internet_20_link" text:visited-style-name="Visited_20_Internet_20_Link">https://en.wikipedia.org/wiki/Sorting_algorithm</text:a></text:p>
        </text:list-item>
        <text:list-item>
          <text:p text:style-name="P15">Radiace siete: <text:a xlink:type="simple" xlink:href="https://en.wikipedia.org/wiki/Sorting_network" text:style-name="Internet_20_link" text:visited-style-name="Visited_20_Internet_20_Link">https://en.wikipedia.org/wiki/Sorting_network</text:a></text:p>
        </text:list-item>
        <text:list-item>
          <text:p text:style-name="P16">Merge: <text:a xlink:type="simple" xlink:href="http://www.geeksforgeeks.org/merge-k-sorted-arrays/" text:style-name="Internet_20_link" text:visited-style-name="Visited_20_Internet_20_Link">http://www.geeksforgeeks.org/merge-k-sorted-arrays/</text:a></text:p>
        </text:list-item>
        <text:list-item>
          <text:p text:style-name="P17">Merge: http://stackoverflow.com/questions/39197996/merging-k-sorted-arrays-vectors-complexity</text:p>
        </text:list-item>
      </text:list>
      <text:list xml:id="list786783074598446301" text:style-name="L2">
        <text:list-item>
          <text:p text:style-name="P27"><text:span text:style-name="T7">Prednášky PRL, </text:span><text:span text:style-name="T8">medián</text:span><text:span text:style-name="T7">: </text:span><text:a xlink:type="simple" xlink:href="https://www.fit.vutbr.cz/study/courses/PDA/private/www/h003.pdf" text:style-name="Internet_20_link" text:visited-style-name="Visited_20_Internet_20_Link"><text:span text:style-name="T7">https://www.fit.vutbr.cz/study/courses/PDA/private/www/h003.pdf</text:span></text:a></text:p>
        </text:list-item>
        <text:list-item>
          <text:p text:style-name="P28"><text:span text:style-name="T8">Medián: </text:span><text:a xlink:type="simple" xlink:href="http://www.stat.cmu.edu/~ryantibs/median/" text:style-name="Internet_20_link" text:visited-style-name="Visited_20_Internet_20_Link"><text:span text:style-name="T6">http://www.stat.cmu.edu/~ryantibs/median/</text:span></text:a></text:p>
        </text:list-item>
      </text:list>
      <text:list xml:id="list3421640241043575661" text:style-name="L3">
        <text:list-item>
          <text:p text:style-name="P18">Návrh a implementácia rozhran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TlwgMono" svg:font-family="Tlwg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19:54:06.732589256</meta:creation-date>
    <dc:date>2017-04-27T00:44:51.937085226</dc:date>
    <meta:editing-duration>PT4H29M10S</meta:editing-duration>
    <meta:editing-cycles>29</meta:editing-cycles>
    <meta:generator>LibreOffice/5.1.6.2$Linux_X86_64 LibreOffice_project/10m0$Build-2</meta:generator>
    <meta:document-statistic meta:table-count="0" meta:image-count="0" meta:object-count="0" meta:page-count="4" meta:paragraph-count="41" meta:word-count="623" meta:character-count="4529" meta:non-whitespace-character-count="3958"/>
  </office:meta>
</office:document-meta>
</file>